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d95" officeooo:paragraph-rsid="00061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ón</text:p>
      <text:p text:style-name="P1"/>
      <text:p text:style-name="P1">El operador modulo nos da el resto de una división se expresa como %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39:36.451083755</meta:creation-date>
    <dc:date>2019-09-30T13:47:25.583670090</dc:date>
    <meta:editing-duration>PT7M50S</meta:editing-duration>
    <meta:editing-cycles>1</meta:editing-cycles>
    <meta:document-statistic meta:table-count="0" meta:image-count="0" meta:object-count="0" meta:page-count="1" meta:paragraph-count="2" meta:word-count="15" meta:character-count="80" meta:non-whitespace-character-count="67"/>
    <meta:generator>LibreOffice/6.0.3.2$Linux_X86_64 LibreOffice_project/00m0$Build-2</meta:generator>
  </office:meta>
</office:document-meta>
</file>